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7" style:family="table">
      <style:table-properties style:width="16.104cm" fo:margin-left="0.46cm" fo:margin-right="0.436cm" table:align="margins" style:writing-mode="lr-tb"/>
    </style:style>
    <style:style style:name="Tabla17.A" style:family="table-column">
      <style:table-column-properties style:column-width="9.52cm" style:rel-column-width="38736*"/>
    </style:style>
    <style:style style:name="Tabla17.B" style:family="table-column">
      <style:table-column-properties style:column-width="6.585cm" style:rel-column-width="26799*"/>
    </style:style>
    <style:style style:name="Tabla17.1" style:family="table-row">
      <style:table-row-properties style:min-row-height="0.714cm"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7.2" style:family="table-row">
      <style:table-row-properties fo:keep-together="auto"/>
    </style:style>
    <style:style style:name="Tabla17.3" style:family="table-row">
      <style:table-row-properties fo:keep-together="auto"/>
    </style:style>
    <style:style style:name="Tabla17.4" style:family="table-row">
      <style:table-row-properties fo:keep-together="auto"/>
    </style:style>
    <style:style style:name="Tabla17.5" style:family="table-row">
      <style:table-row-properties fo:keep-together="auto"/>
    </style:style>
    <style:style style:name="Tabla18" style:family="table">
      <style:table-properties style:width="16.184cm" fo:margin-left="0.381cm" fo:margin-right="0.436cm" table:align="margins" style:writing-mode="lr-tb"/>
    </style:style>
    <style:style style:name="Tabla18.A" style:family="table-column">
      <style:table-column-properties style:column-width="6.996cm" style:rel-column-width="28325*"/>
    </style:style>
    <style:style style:name="Tabla18.B" style:family="table-column">
      <style:table-column-properties style:column-width="9.188cm" style:rel-column-width="37210*"/>
    </style:style>
    <style:style style:name="Tabla18.1" style:family="table-row">
      <style:table-row-properties style:min-row-height="0.591cm" fo:keep-together="auto"/>
    </style:style>
    <style:style style:name="Tabla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8.3" style:family="table-row">
      <style:table-row-properties style:min-row-height="0.848cm" fo:keep-together="auto"/>
    </style:style>
    <style:style style:name="Tabla18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8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9" style:family="table">
      <style:table-properties style:width="16.157cm" fo:margin-left="0.407cm" fo:margin-right="0.436cm" table:align="margins" style:writing-mode="lr-tb"/>
    </style:style>
    <style:style style:name="Tabla19.A" style:family="table-column">
      <style:table-column-properties style:column-width="16.15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0" style:family="table">
      <style:table-properties style:width="16.184cm" fo:margin-left="0.381cm" fo:margin-right="0.436cm" table:align="margins" style:writing-mode="lr-tb"/>
    </style:style>
    <style:style style:name="Tabla20.A" style:family="table-column">
      <style:table-column-properties style:column-width="16.184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1" style:family="table">
      <style:table-properties style:width="16.157cm" fo:margin-left="0.407cm" fo:margin-right="0.436cm" table:align="margins" style:writing-mode="lr-tb"/>
    </style:style>
    <style:style style:name="Tabla21.A" style:family="table-column">
      <style:table-column-properties style:column-width="16.15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1.2" style:family="table-row">
      <style:table-row-properties style:min-row-height="0.288cm" fo:keep-together="auto"/>
    </style:style>
    <style:style style:name="Tabla2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fo:text-align="justify" style:justify-single-word="false" style:snap-to-layout-grid="false"/>
      <style:text-properties style:use-window-font-color="true" style:font-name="Times New Roman" fo:font-weight="bold" style:font-weight-asian="bold"/>
    </style:style>
    <style:style style:name="P2" style:family="paragraph" style:parent-style-name="UC_5f_NormalAzul">
      <style:paragraph-properties fo:margin-left="0.953cm" fo:margin-right="0cm" fo:line-height="100%" fo:text-indent="0cm" style:auto-text-indent="false" style:snap-to-layout-grid="false"/>
      <style:text-properties style:use-window-font-color="true" style:font-name="Times New Roman" fo:background-color="transparent" style:font-style-complex="italic"/>
    </style:style>
    <style:style style:name="P3" style:family="paragraph" style:parent-style-name="UC_5f_NormalAzul">
      <style:paragraph-properties fo:margin-left="0.953cm" fo:margin-right="0cm" fo:line-height="100%" fo:text-indent="0cm" style:auto-text-indent="false" style:snap-to-layout-grid="false">
        <style:tab-stops>
          <style:tab-stop style:position="2.223cm"/>
        </style:tab-stops>
      </style:paragraph-properties>
      <style:text-properties style:use-window-font-color="true" style:font-name="Times New Roman" fo:background-color="transparent" style:font-style-complex="italic"/>
    </style:style>
    <style:style style:name="P4" style:family="paragraph" style:parent-style-name="UC_5f_NormalAzul">
      <style:paragraph-properties fo:margin-left="0.953cm" fo:margin-right="0cm" fo:text-indent="0cm" style:auto-text-indent="false" style:snap-to-layout-grid="false"/>
      <style:text-properties style:use-window-font-color="true" style:font-name="Times New Roman" fo:font-weight="normal" style:font-weight-asian="normal" style:font-style-complex="italic" style:font-weight-complex="normal"/>
    </style:style>
    <style:style style:name="P5" style:family="paragraph" style:parent-style-name="UC_5f_NormalAzul">
      <style:paragraph-properties fo:margin-left="0.953cm" fo:margin-right="0cm" fo:text-align="justify" style:justify-single-word="false" fo:text-indent="0cm" style:auto-text-indent="false" style:snap-to-layout-grid="false"/>
      <style:text-properties style:use-window-font-color="true" style:font-name="Times New Roman" fo:font-weight="normal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/>
    </style:style>
    <style:style style:name="P9" style:family="paragraph" style:parent-style-name="Standard">
      <style:paragraph-properties fo:text-align="justify" style:justify-single-word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weight="bold" style:font-weight-asian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weight="bold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 style:snap-to-layout-grid="false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Times New Roman"/>
    </style:style>
    <style:style style:name="P15" style:family="paragraph" style:parent-style-name="Standard">
      <style:paragraph-properties fo:margin-left="2.223cm" fo:margin-right="0cm" fo:text-indent="0cm" style:auto-text-indent="false"/>
      <style:text-properties style:use-window-font-color="true" style:font-name="Times New Roman"/>
    </style:style>
    <style:style style:name="P16" style:family="paragraph" style:parent-style-name="Standard" style:master-page-name="Standard">
      <style:paragraph-properties fo:text-align="justify" style:justify-single-word="false" style:page-number="auto" fo:break-before="page"/>
      <style:text-properties style:use-window-font-color="true" style:font-name="Times New Roman"/>
    </style:style>
    <style:style style:name="P17" style:family="paragraph" style:parent-style-name="Standard" style:list-style-name="L1">
      <style:paragraph-properties fo:text-align="justify" style:justify-single-word="false" style:snap-to-layout-grid="false"/>
      <style:text-properties style:use-window-font-color="true" style:font-name="Times New Roman"/>
    </style:style>
    <style:style style:name="P18" style:family="paragraph" style:parent-style-name="Standard" style:list-style-name="L1">
      <style:paragraph-properties fo:text-align="justify" style:justify-single-word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"/>
    </style:style>
    <style:style style:name="P19" style:family="paragraph" style:parent-style-name="UC_5f_NormalAzul" style:list-style-name="WW8Num8">
      <style:paragraph-properties fo:margin-left="0.953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 style:font-style-complex="italic"/>
    </style:style>
    <style:style style:name="P20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21" style:family="paragraph" style:parent-style-name="UC_5f_Alternativa_20_2">
      <style:paragraph-properties fo:margin-left="1.501cm" fo:margin-right="0cm" fo:text-indent="-0.901cm" style:auto-text-indent="false">
        <style:tab-stops>
          <style:tab-stop style:position="0.953cm"/>
          <style:tab-stop style:position="2.223cm"/>
        </style:tab-stops>
      </style:paragraph-properties>
      <style:text-properties style:use-window-font-color="true" style:font-name="Times New Roman"/>
    </style:style>
    <style:style style:name="P22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23" style:family="paragraph" style:parent-style-name="UC_5f_Alternativa_20_2" style:list-style-name="WW8Num8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 New Roman"/>
    </style:style>
    <style:style style:name="T5" style:family="text">
      <style:text-properties style:use-window-font-color="true" style:font-name="Times New Roman" fo:font-weight="bold" style:font-weight-asian="bold"/>
    </style:style>
    <style:style style:name="T6" style:family="text">
      <style:text-properties style:use-window-font-color="true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3"><text:span text:style-name="T5">Nombre del Caso de Uso: <text:s/>Modificar</text:span><text:span text:style-name="UC_5f_NormalAzul_20_Car"><text:span text:style-name="T5">Usuarios</text:span></text:span></text:p>
          </table:table-cell>
          <table:table-cell table:style-name="Tabla17.B1" office:value-type="string">
            <text:p text:style-name="P8"><text:span text:style-name="T7">Nro. de Caso de Uso:</text:span> <text:bookmark text:name="docs-internal-guid-4ad7abd1-b8e8-d974-dbec-93d4843f5b3b"/><text:span text:style-name="T1">MA_U_5</text:span></text:p>
          </table:table-cell>
        </table:table-row>
        <table:table-row table:style-name="Tabla17.2">
          <table:table-cell table:style-name="Tabla17.B1" table:number-columns-spanned="2" office:value-type="string">
            <text:p text:style-name="P13"><text:span text:style-name="T5">Actor Principal:</text:span><text:span text:style-name="T4"> </text:span><text:span text:style-name="UC_5f_NormalAzul_20_Car"><text:span text:style-name="T4">Administrador de </text:span></text:span><text:span text:style-name="UC_5f_NormalAzul_20_Car"><text:span text:style-name="T2">Usuarios</text:span></text:span></text:p>
          </table:table-cell>
          <table:covered-table-cell/>
        </table:table-row>
        <table:table-row table:style-name="Tabla17.3">
          <table:table-cell table:style-name="Tabla17.B1" table:number-columns-spanned="2" office:value-type="string">
            <text:p text:style-name="P13"><text:span text:style-name="T5">Objetivo:</text:span><text:span text:style-name="T4"> Modificar</text:span><text:span text:style-name="UC_5f_NormalAzul_20_Car"><text:span text:style-name="T4"> los datos de un usuario específico.</text:span></text:span></text:p>
          </table:table-cell>
          <table:covered-table-cell/>
        </table:table-row>
        <table:table-row table:style-name="Tabla17.4">
          <table:table-cell table:style-name="Tabla17.B1" table:number-columns-spanned="2" office:value-type="string">
            <text:p text:style-name="P13"><text:span text:style-name="T5">Pre-condiciones:</text:span><text:span text:style-name="T4"> </text:span><text:span text:style-name="UC_5f_NormalAzul_20_Car"><text:span text:style-name="T4"><text:s/>El usuario debe tener un rol con permisos para efectuar la operación.</text:span></text:span></text:p>
          </table:table-cell>
          <table:covered-table-cell/>
        </table:table-row>
        <table:table-row table:style-name="Tabla17.5">
          <table:table-cell table:style-name="Tabla17.B1" table:number-columns-spanned="2" office:value-type="string">
            <text:p text:style-name="P14"><text:span text:style-name="T6">Post-Condiciones:</text:span><text:span text:style-name="T3"> Se guardan los cambios realizados en los datos del usuario.</text:span></text:p>
          </table:table-cell>
          <table:covered-table-cell/>
        </table:table-row>
      </table:table>
      <text:p text:style-name="P10"/>
      <text:p text:style-name="P10">Diagramas de casos de uso relacionados: Usuarios</text:p>
      <text:p text:style-name="P12"><text:span text:style-name="UC_5f_NormalAzul_20_Car"><text:span text:style-name="T5"/></text:span>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table:number-columns-spanned="2" office:value-type="string">
            <text:p text:style-name="P1">CURSO NORMAL (Camino Exitoso) </text:p>
          </table:table-cell>
          <table:covered-table-cell/>
        </table:table-row>
        <table:table-row table:style-name="Tabla18.1">
          <table:table-cell table:style-name="Tabla18.A2" office:value-type="string">
            <text:p text:style-name="P11">Usuario</text:p>
          </table:table-cell>
          <table:table-cell table:style-name="Tabla18.A1" office:value-type="string">
            <text:p text:style-name="P11">Sistema</text:p>
          </table:table-cell>
        </table:table-row>
        <table:table-row table:style-name="Tabla18.3">
          <table:table-cell table:style-name="Tabla18.A2" office:value-type="string">
            <text:p text:style-name="P9">1. Selecciona un usuario a modificar.</text:p>
          </table:table-cell>
          <table:table-cell table:style-name="Tabla18.A1" office:value-type="string">
            <text:list xml:id="list7211161671" text:style-name="L1">
              <text:list-header>
                <text:p text:style-name="P17"/>
              </text:list-header>
            </text:list>
          </table:table-cell>
        </table:table-row>
        <table:table-row table:style-name="Tabla18.3">
          <table:table-cell table:style-name="Tabla18.A4" office:value-type="string">
            <text:list xml:id="list147140610" text:continue-numbering="true" text:style-name="L1">
              <text:list-header>
                <text:p text:style-name="P18"/>
              </text:list-header>
            </text:list>
          </table:table-cell>
          <table:table-cell table:style-name="Tabla18.B4" office:value-type="string">
            <text:p text:style-name="P8">2. El sistema verifica que el usuario seleccionado se encuentre en estado “Activo”.</text:p>
          </table:table-cell>
        </table:table-row>
        <table:table-row table:style-name="Tabla18.3">
          <table:table-cell table:style-name="Tabla18.A4" office:value-type="string">
            <text:list xml:id="list1083671304" text:continue-numbering="true" text:style-name="L1">
              <text:list-header>
                <text:p text:style-name="P18"/>
              </text:list-header>
            </text:list>
          </table:table-cell>
          <table:table-cell table:style-name="Tabla18.B4" office:value-type="string">
            <text:p text:style-name="P8">3. El sistema presenta al usuario un formulario con los campos: user_name, contraseña, <text:s/>nombre, apellido, y correo electrónico del usuario seleccionado.</text:p>
          </table:table-cell>
        </table:table-row>
        <table:table-row table:style-name="Tabla18.3">
          <table:table-cell table:style-name="Tabla18.A4" office:value-type="string">
            <text:p text:style-name="P9">4. Se modifica el o los campos deseados.</text:p>
          </table:table-cell>
          <table:table-cell table:style-name="Tabla18.B4" office:value-type="string">
            <text:p text:style-name="P8"/>
          </table:table-cell>
        </table:table-row>
        <table:table-row table:style-name="Tabla18.3">
          <table:table-cell table:style-name="Tabla18.A4" office:value-type="string">
            <text:p text:style-name="P9">5. El administrador selecciona la opción “Guardar”.</text:p>
          </table:table-cell>
          <table:table-cell table:style-name="Tabla18.B4" office:value-type="string">
            <text:p text:style-name="P8">6. El sistema verifica que los datos requeridos fueron ingresados.</text:p>
          </table:table-cell>
        </table:table-row>
        <table:table-row table:style-name="Tabla18.3">
          <table:table-cell table:style-name="Tabla18.A4" office:value-type="string">
            <text:list xml:id="list472943308" text:continue-numbering="true" text:style-name="L1">
              <text:list-header>
                <text:p text:style-name="P18"/>
              </text:list-header>
            </text:list>
          </table:table-cell>
          <table:table-cell table:style-name="Tabla18.B4" office:value-type="string">
            <text:p text:style-name="P8">7. El sistema verifica que que el user_name ingresado sea único.</text:p>
          </table:table-cell>
        </table:table-row>
        <table:table-row table:style-name="Tabla18.3">
          <table:table-cell table:style-name="Tabla18.A4" office:value-type="string">
            <text:list xml:id="list726778711" text:continue-numbering="true" text:style-name="L1">
              <text:list-header>
                <text:p text:style-name="P18"/>
              </text:list-header>
            </text:list>
          </table:table-cell>
          <table:table-cell table:style-name="Tabla18.B4" office:value-type="string">
            <text:p text:style-name="P8">8. El sistema registra el usuario, la fecha, y hora de modificación.</text:p>
          </table:table-cell>
        </table:table-row>
        <table:table-row table:style-name="Tabla18.3">
          <table:table-cell table:style-name="Tabla18.A4" office:value-type="string">
            <text:list xml:id="list410463809" text:continue-numbering="true" text:style-name="L1">
              <text:list-header>
                <text:p text:style-name="P18"/>
              </text:list-header>
            </text:list>
          </table:table-cell>
          <table:table-cell table:style-name="Tabla18.B4" office:value-type="string">
            <text:p text:style-name="P8">9. Los datos son almacenados, el sistema despliega el mensaje “La operación se realizó con éxito”. El sistema invoca al <text:span text:style-name="T8">CU AdministrarUsuarios</text:span>.</text:p>
          </table:table-cell>
        </table:table-row>
      </table:table>
      <text:p text:style-name="P7"/>
      <text:p text:style-name="P7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11">ALTERNATIVAS (Camino exitoso)</text:p>
          </table:table-cell>
        </table:table-row>
        <table:table-row table:style-name="Tabla19.1">
          <table:table-cell table:style-name="Tabla19.A1" office:value-type="string">
            <text:list xml:id="list708120193" text:style-name="WW8Num8">
              <text:list-item>
                <text:p text:style-name="P20">&lt;Salir&gt;</text:p>
              </text:list-item>
            </text:list>
            <text:p text:style-name="P2">En el paso 4, si el administrador presiona el botón “Salir”, el sistema despliega el mensaje “Los datos no serán almacenados”.</text:p>
            <text:list xml:id="list212926251" text:continue-numbering="true" text:style-name="WW8Num8">
              <text:list-item>
                <text:list>
                  <text:list-item>
                    <text:p text:style-name="P21">&lt;Confirmar acción&gt;</text:p>
                  </text:list-item>
                </text:list>
              </text:list-item>
            </text:list>
            <text:p text:style-name="P3"><text:s text:c="12"/>No se modifica el usuario y el sistema invoca al <text:span text:style-name="T8">CU AdministrarUsuarios</text:span>.</text:p>
            <text:list xml:id="list1933955222" text:continue-numbering="true" text:style-name="WW8Num8">
              <text:list-item>
                <text:list>
                  <text:list-item>
                    <text:p text:style-name="P21">&lt;Cancelar acción&gt;</text:p>
                  </text:list-item>
                </text:list>
              </text:list-item>
            </text:list>
            <text:p text:style-name="P15">El administrador permanece en el mismo formulario.</text:p>
          </table:table-cell>
        </table:table-row>
      </table:table>
      <text:p text:style-name="P7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11">EXCEPCIONES</text:p>
          </table:table-cell>
        </table:table-row>
        <table:table-row table:style-name="Tabla20.1">
          <table:table-cell table:style-name="Tabla20.A1" office:value-type="string">
            <text:list xml:id="list1333064883" text:continue-numbering="true" text:style-name="WW8Num8">
              <text:list-header>
                <text:p text:style-name="P23">E1.&lt;Usuario Inactivo&gt;</text:p>
                <text:p text:style-name="P19">En el paso 1, si el usuario seleccionado se encuentra en estado “Inactivo”, el sistema despliega el mensaje “Se requiere un cambio de estado a Activo”.</text:p>
                <text:p text:style-name="P22">E2.&lt;Datos no ingresados&gt;</text:p>
              </text:list-header>
            </text:list>
            <text:p text:style-name="P4">En el paso 6, si los datos requeridos no fueron ingresados, el sistema despliega el mensaje “Datos requeridos no ingresados”.</text:p>
            <text:list xml:id="list494886753" text:continue-numbering="true" text:style-name="WW8Num8">
              <text:list-header>
                <text:p text:style-name="P22">E3.&lt;Id de usuario duplicado&gt;</text:p>
              </text:list-header>
            </text:list>
            <text:p text:style-name="P5">En el paso 7, si el id de usuario ingresado no es único, el sistema despliega el mensaje “El id de usuario debe ser único”.</text:p>
          </table:table-cell>
        </table:table-row>
      </table:table>
      <text:p text:style-name="P7"><text:soft-page-break/></text:p>
      <text:p text:style-name="P7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8">Asociaciones de Extensión: <text:s/><text:span text:style-name="T9">AdministrarUsuarios</text:span></text:p>
          </table:table-cell>
        </table:table-row>
        <table:table-row table:style-name="Tabla21.2">
          <table:table-cell table:style-name="Tabla21.A1" office:value-type="string">
            <text:p text:style-name="P8">Asociaciones de Inclusión: <text:s/><text:span text:style-name="T9">AdministrarUsuarios</text:span></text:p>
          </table:table-cell>
        </table:table-row>
        <table:table-row table:style-name="Tabla21.1">
          <table:table-cell table:style-name="Tabla21.A1" office:value-type="string">
            <text:p text:style-name="P8">Casos de Uso donde se incluye: </text:p>
          </table:table-cell>
        </table:table-row>
        <table:table-row table:style-name="Tabla21.1">
          <table:table-cell table:style-name="Tabla21.A1" office:value-type="string">
            <text:p text:style-name="P8">Casos de Uso al que extiende: <text:span text:style-name="T8">AdministrarUsuarios</text:span></text:p>
          </table:table-cell>
        </table:table-row>
        <table:table-row table:style-name="Tabla21.1">
          <table:table-cell table:style-name="Tabla21.A1" office:value-type="string">
            <text:p text:style-name="P8">Caso de Uso de Generalización: </text:p>
          </table:table-cell>
        </table:table-row>
        <table:table-row table:style-name="Tabla21.1">
          <table:table-cell table:style-name="Tabla21.A6" office:value-type="string">
            <text:p text:style-name="P8">Requerimientos Funcionales Asociados: 27-29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4" style:display-name="Heading 4" style:family="paragraph" style:parent-style-name="Header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2T21:46:39</meta:creation-date>
    <dc:date>2014-03-16T14:59:08</dc:date>
    <dc:creator>Roque Vera</dc:creator>
    <meta:editing-duration>PT6M2S</meta:editing-duration>
    <meta:editing-cycles>4</meta:editing-cycles>
    <meta:generator>LibreOffice/3.5$Linux_x86 LibreOffice_project/350m1$Build-2</meta:generator>
    <meta:document-statistic meta:table-count="5" meta:image-count="0" meta:object-count="0" meta:page-count="2" meta:paragraph-count="39" meta:word-count="334" meta:character-count="2199" meta:non-whitespace-character-count="1887"/>
  </office:meta>
</office:document-meta>
</file>